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_5f_1">
      <style:graphic-properties draw:stroke="none" svg:stroke-color="#000000" draw:fill="none" draw:fill-color="#ffffff" draw:textarea-horizontal-align="left" draw:auto-grow-height="true" draw:auto-grow-width="true" fo:min-height="0.712cm" fo:min-width="6.653cm"/>
    </style:style>
    <style:style style:name="gr2" style:family="graphic" style:parent-style-name="Objekt_20_ohne_20_Füllung_5f_1">
      <style:graphic-properties svg:stroke-width="0.035cm" draw:marker-start="Square" draw:marker-start-width="0.252cm" draw:marker-end="Circle" draw:marker-end-width="0.352cm" draw:fill="none" draw:textarea-vertical-align="bottom" fo:padding-top="0.142cm" fo:padding-bottom="0.142cm" fo:padding-left="0.267cm" fo:padding-right="0.267cm"/>
    </style:style>
    <style:style style:name="gr3" style:family="graphic" style:parent-style-name="Standard_5f_1">
      <style:graphic-properties draw:stroke="none" svg:stroke-width="0.035cm" svg:stroke-color="#000000" draw:marker-start-width="0.252cm" draw:marker-end-width="0.252cm" draw:fill="none" draw:fill-color="#ffffff" draw:textarea-horizontal-align="left" draw:auto-grow-height="true" draw:auto-grow-width="true" fo:min-height="0.712cm" fo:min-width="6.373cm"/>
    </style:style>
    <style:style style:name="gr4" style:family="graphic" style:parent-style-name="Standard_5f_1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35cm" fo:min-width="3.4cm" fo:padding-top="0.142cm" fo:padding-bottom="0.142cm" fo:padding-left="0.267cm" fo:padding-right="0.267cm"/>
    </style:style>
    <style:style style:name="gr5" style:family="graphic" style:parent-style-name="Standard_5f_1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3.15cm" fo:min-width="3.4cm" fo:padding-top="0.142cm" fo:padding-bottom="0.142cm" fo:padding-left="0.267cm" fo:padding-right="0.267cm"/>
    </style:style>
    <style:style style:name="gr6" style:family="graphic" style:parent-style-name="Standard_5f_1">
      <style:graphic-properties draw:stroke="none" svg:stroke-width="0.035cm" svg:stroke-color="#000000" draw:marker-start-width="0.252cm" draw:marker-end-width="0.252cm" draw:fill="none" draw:fill-color="#ffffff" draw:textarea-horizontal-align="left" draw:auto-grow-height="true" draw:auto-grow-width="true" fo:min-height="0.712cm" fo:min-width="7.36cm"/>
    </style:style>
    <style:style style:name="gr7" style:family="graphic" style:parent-style-name="Standard_5f_1">
      <style:graphic-properties draw:stroke="none" svg:stroke-width="0.035cm" svg:stroke-color="#000000" draw:marker-start-width="0.252cm" draw:marker-end-width="0.252cm" draw:fill="none" draw:fill-color="#ffffff" draw:textarea-horizontal-align="left" draw:auto-grow-height="true" draw:auto-grow-width="true" fo:min-height="0.712cm" fo:min-width="4.223cm"/>
    </style:style>
    <style:style style:name="gr8" style:family="graphic" style:parent-style-name="Objekt_20_ohne_20_Füllung_5f_1">
      <style:graphic-properties svg:stroke-width="0.035cm" draw:marker-start="Square" draw:marker-start-width="0.252cm" draw:marker-end="Circle" draw:marker-end-width="0.352cm" draw:fill="none" draw:textarea-vertical-align="bottom" fo:padding-top="0.142cm" fo:padding-bottom="0.142cm" fo:padding-left="0.267cm" fo:padding-right="0.267cm"/>
    </style:style>
    <style:style style:name="gr9" style:family="graphic" style:parent-style-name="Standard_5f_1">
      <style:graphic-properties draw:stroke="none" svg:stroke-width="0.035cm" svg:stroke-color="#000000" draw:marker-start-width="0.252cm" draw:marker-end-width="0.252cm" draw:fill="none" draw:fill-color="#ffffff" draw:textarea-horizontal-align="left" draw:auto-grow-height="true" draw:auto-grow-width="true" fo:min-height="0.712cm" fo:min-width="4.892cm"/>
    </style:style>
    <style:style style:name="gr10" style:family="graphic" style:parent-style-name="Standard_5f_1">
      <style:graphic-properties draw:stroke="none" svg:stroke-width="0.035cm" svg:stroke-color="#000000" draw:marker-start-width="0.252cm" draw:marker-end-width="0.252cm" draw:fill="none" draw:fill-color="#ffffff" draw:textarea-horizontal-align="left" draw:auto-grow-height="true" draw:auto-grow-width="true" fo:min-height="0.712cm" fo:min-width="7.961cm"/>
    </style:style>
    <style:style style:name="gr11" style:family="graphic" style:parent-style-name="Objekt_20_ohne_20_Füllung_5f_1">
      <style:graphic-properties draw:stroke="dash" draw:stroke-dash="Ultrafine_20_Dashed" svg:stroke-width="0.035cm" draw:marker-start="Square" draw:marker-start-width="0.252cm" draw:marker-end="Circle" draw:marker-end-width="0.352cm" draw:fill="none" draw:textarea-vertical-align="bottom" fo:padding-top="0.142cm" fo:padding-bottom="0.142cm" fo:padding-left="0.267cm" fo:padding-right="0.267cm"/>
    </style:style>
    <style:style style:name="gr12" style:family="graphic" style:parent-style-name="Standard_5f_1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65cm" fo:min-width="1.7cm" fo:padding-top="0.142cm" fo:padding-bottom="0.142cm" fo:padding-left="0.267cm" fo:padding-right="0.267cm"/>
    </style:style>
    <style:style style:name="gr13" style:family="graphic" style:parent-style-name="Objekt_20_ohne_20_Füllung_5f_1">
      <style:graphic-properties draw:stroke="dash" draw:stroke-dash="Ultrafine_20_Dashed" svg:stroke-width="0.035cm" draw:marker-start="Square" draw:marker-start-width="0.252cm" draw:marker-end="Circle" draw:marker-end-width="0.352cm" draw:fill="none" draw:textarea-vertical-align="middle" fo:padding-top="0.142cm" fo:padding-bottom="0.142cm" fo:padding-left="0.267cm" fo:padding-right="0.267cm"/>
    </style:style>
    <style:style style:name="gr14" style:family="graphic" style:parent-style-name="Objekt_20_ohne_20_Füllung_5f_1">
      <style:graphic-properties draw:stroke="solid" draw:stroke-dash="Dashed_20__28_var_29_"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P1" style:family="paragraph">
      <loext:graphic-properties draw:fill="none"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style:paragraph-properties fo:margin-top="0cm" fo:margin-bottom="0cm" fo:line-height="150%" fo:text-align="center"/>
    </style:style>
    <style:style style:name="P6" style:family="paragraph">
      <loext:graphic-properties draw:fill="none"/>
      <style:paragraph-properties fo:margin-top="0cm" fo:margin-bottom="0cm" fo:line-height="150%" fo:text-align="center"/>
      <style:text-properties fo:font-size="12pt" style:font-size-asian="12pt" style:font-size-complex="12pt"/>
    </style:style>
    <style:style style:name="P7" style:family="paragraph">
      <style:paragraph-properties fo:line-height="150%" fo:text-align="center"/>
    </style:style>
    <style:style style:name="P8" style:family="paragraph">
      <loext:graphic-properties draw:fill="none"/>
      <style:paragraph-properties fo:line-height="150%" fo:text-align="center"/>
      <style:text-properties fo:font-size="12pt" style:font-size-asian="12pt" style:font-size-complex="12pt"/>
    </style:style>
    <style:style style:name="P9" style:family="paragraph">
      <loext:graphic-properties draw:fill="none"/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7.153cm" svg:height="0.962cm" svg:x="-5.9cm" svg:y="2.1cm">
          <draw:text-box>
            <text:p>Example</text:p>
          </draw:text-box>
        </draw:frame>
        <draw:connector draw:style-name="gr2" draw:text-style-name="P2" draw:layer="layout" draw:type="curve" svg:x1="5.6cm" svg:y1="3.3cm" svg:x2="10.7cm" svg:y2="4.2cm" draw:start-shape="id1" draw:start-glue-point="1" draw:end-shape="id2" draw:end-glue-point="3" svg:d="M5600 3300c3825 0 1275 900 5100 900" svg:viewBox="0 0 5101 901">
          <text:p/>
        </draw:connector>
        <draw:frame draw:style-name="gr3" draw:text-style-name="P1" draw:layer="layout" svg:width="6.873cm" svg:height="0.962cm" svg:x="4.627cm" svg:y="1.319cm">
          <draw:text-box>
            <text:p>SamplesDeleteAllMSA</text:p>
          </draw:text-box>
        </draw:frame>
        <draw:custom-shape draw:style-name="gr4" draw:text-style-name="P4" xml:id="id1" draw:id="id1" draw:layer="layout" svg:width="3.9cm" svg:height="1.6cm" svg:x="1.7cm" svg:y="2.5cm">
          <text:p text:style-name="P3">sampleList</text:p>
          <text:p text:style-name="P3">.component</text:p>
          <draw:enhanced-geometry svg:viewBox="0 0 21600 21600" draw:type="rectangle" draw:enhanced-path="M 0 0 L 21600 0 21600 21600 0 21600 0 0 Z N"/>
        </draw:custom-shape>
        <draw:custom-shape draw:style-name="gr5" draw:text-style-name="P4" xml:id="id2" draw:id="id2" draw:layer="layout" svg:width="3.9cm" svg:height="3.4cm" svg:x="10.7cm" svg:y="2.5cm">
          <draw:glue-point draw:id="4" svg:x="5cm" svg:y="-2.352cm"/>
          <draw:glue-point draw:id="5" svg:x="5cm" svg:y="3cm"/>
          <text:p text:style-name="P3">samples</text:p>
          <text:p text:style-name="P3">.effect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xml:id="id4" draw:id="id4" draw:layer="layout" svg:width="3.9cm" svg:height="1.6cm" svg:x="19.5cm" svg:y="11.662cm">
          <text:p text:style-name="P3">sampleData</text:p>
          <text:p text:style-name="P3">.reducer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2" draw:layer="layout" draw:type="curve" svg:x1="14.6cm" svg:y1="13.245cm" svg:x2="19.5cm" svg:y2="12.462cm" draw:start-shape="id3" draw:start-glue-point="4" draw:end-shape="id4" draw:end-glue-point="3" svg:d="M14600 13245c3675 0 1225-783 4900-783" svg:viewBox="0 0 4901 784">
          <text:p/>
        </draw:connector>
        <draw:frame draw:style-name="gr6" draw:text-style-name="P1" draw:layer="layout" svg:width="7.86cm" svg:height="0.962cm" svg:x="13.4cm" svg:y="9.3cm">
          <draw:text-box>
            <text:p>SampleDataDeleteAllSOA</text:p>
          </draw:text-box>
        </draw:frame>
        <draw:custom-shape draw:style-name="gr4" draw:text-style-name="P4" xml:id="id5" draw:id="id5" draw:layer="layout" svg:width="3.9cm" svg:height="1.6cm" svg:x="1.7cm" svg:y="4.4cm">
          <text:p text:style-name="P3">appBar</text:p>
          <text:p text:style-name="P3">.component</text:p>
          <draw:enhanced-geometry svg:viewBox="0 0 21600 21600" draw:type="rectangle" draw:enhanced-path="M 0 0 L 21600 0 21600 21600 0 21600 0 0 Z N"/>
        </draw:custom-shape>
        <draw:custom-shape draw:style-name="gr4" draw:text-style-name="P4" xml:id="id6" draw:id="id6" draw:layer="layout" svg:width="3.9cm" svg:height="1.6cm" svg:x="19.5cm" svg:y="3.4cm">
          <text:p text:style-name="P3">dialog</text:p>
          <text:p text:style-name="P3">.effects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2" draw:layer="layout" draw:type="curve" svg:x1="5.6cm" svg:y1="5.2cm" svg:x2="10.7cm" svg:y2="4.2cm" draw:start-shape="id5" draw:start-glue-point="1" draw:end-shape="id2" draw:end-glue-point="3" svg:d="M5600 5200c3825 0 1275-1000 5100-1000" svg:viewBox="0 0 5101 1001">
          <text:p/>
        </draw:connector>
        <draw:frame draw:style-name="gr7" draw:text-style-name="P1" draw:layer="layout" svg:width="4.723cm" svg:height="0.962cm" svg:x="14.8cm" svg:y="1.319cm">
          <draw:text-box>
            <text:p>DialogOpenCA</text:p>
          </draw:text-box>
        </draw:frame>
        <draw:connector draw:style-name="gr8" draw:text-style-name="P6" draw:layer="layout" draw:type="curve" svg:x1="14.6cm" svg:y1="4.2cm" svg:x2="19.5cm" svg:y2="4.2cm" draw:start-shape="id2" draw:end-shape="id6" svg:d="M14600 4200h4900" svg:viewBox="0 0 4901 1">
          <text:p text:style-name="P5"><text:span text:style-name="T1">samples</text:span></text:p>
        </draw:connector>
        <draw:custom-shape draw:style-name="gr4" draw:text-style-name="P4" xml:id="id7" draw:id="id7" draw:layer="layout" svg:width="3.9cm" svg:height="1.6cm" svg:x="1.7cm" svg:y="12.925cm">
          <text:p text:style-name="P3">dialog</text:p>
          <text:p text:style-name="P3">.component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" draw:layer="layout" svg:width="5.392cm" svg:height="0.962cm" svg:x="5.408cm" svg:y="11.6cm">
          <draw:text-box>
            <text:p>DialogConfirmRA</text:p>
          </draw:text-box>
        </draw:frame>
        <draw:connector draw:style-name="gr8" draw:text-style-name="P8" draw:layer="layout" draw:type="curve" svg:x1="5.6cm" svg:y1="13.725cm" svg:x2="10.7cm" svg:y2="13.725cm" draw:start-shape="id7" draw:start-glue-point="1" draw:end-shape="id3" draw:end-glue-point="3" svg:d="M5600 13725h5100" svg:viewBox="0 0 5101 1">
          <text:p text:style-name="P7"><text:span text:style-name="T1">samples</text:span></text:p>
        </draw:connector>
        <draw:custom-shape draw:style-name="gr4" draw:text-style-name="P4" xml:id="id3" draw:id="id3" draw:layer="layout" svg:width="3.9cm" svg:height="1.6cm" svg:x="10.7cm" svg:y="12.925cm">
          <draw:glue-point draw:id="4" svg:x="5cm" svg:y="-3cm"/>
          <draw:glue-point draw:id="5" svg:x="5cm" svg:y="3cm"/>
          <text:p text:style-name="P3">Samples</text:p>
          <text:p text:style-name="P3">.effect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xml:id="id8" draw:id="id8" draw:layer="layout" svg:width="3.9cm" svg:height="1.6cm" svg:x="19.5cm" svg:y="14.662cm">
          <text:p text:style-name="P3">banner</text:p>
          <text:p text:style-name="P3">.effects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2" draw:layer="layout" draw:type="curve" svg:x1="14.6cm" svg:y1="14.205cm" svg:x2="19.5cm" svg:y2="15.462cm" draw:start-shape="id3" draw:start-glue-point="5" draw:end-shape="id8" svg:d="M14600 14205c3675 0 1225 1257 4900 1257" svg:viewBox="0 0 4901 1258">
          <text:p/>
        </draw:connector>
        <draw:frame draw:style-name="gr10" draw:text-style-name="P1" draw:layer="layout" svg:width="8.461cm" svg:height="0.962cm" svg:x="13.339cm" svg:y="16.562cm">
          <draw:text-box>
            <text:p><text:span text:style-name="T2">SamplesDe</text:span>leteSuccessSSA</text:p>
          </draw:text-box>
        </draw:frame>
        <draw:connector draw:style-name="gr11" draw:text-style-name="P2" draw:layer="layout" draw:type="curve" svg:x1="9cm" svg:y1="6.1cm" svg:x2="10.7cm" svg:y2="4.2cm" draw:start-shape="id9" draw:start-glue-point="0" draw:end-shape="id2" draw:end-glue-point="3" svg:d="M9000 6100c0-1267 566-1900 1700-1900" svg:viewBox="0 0 1701 1901">
          <text:p/>
        </draw:connector>
        <draw:custom-shape draw:style-name="gr12" draw:text-style-name="P4" xml:id="id10" draw:id="id10" draw:layer="layout" svg:width="2.2cm" svg:height="0.9cm" svg:x="16.9cm" svg:y="5.5cm">
          <text:p text:style-name="P3">other</text:p>
          <draw:enhanced-geometry svg:viewBox="0 0 21600 21600" draw:type="rectangle" draw:enhanced-path="M 0 0 L 21600 0 21600 21600 0 21600 0 0 Z N"/>
        </draw:custom-shape>
        <draw:connector draw:style-name="gr13" draw:text-style-name="P9" draw:layer="layout" draw:type="curve" svg:x1="18cm" svg:y1="5.5cm" svg:x2="19.5cm" svg:y2="4.2cm" draw:start-shape="id10" draw:end-shape="id6" draw:end-glue-point="3" svg:d="M18000 5500c0-867 500-1300 1500-1300" svg:viewBox="0 0 1501 1301">
          <text:p text:style-name="P3"><text:span text:style-name="T1">other</text:span></text:p>
        </draw:connector>
        <draw:connector draw:style-name="gr11" draw:text-style-name="P2" draw:layer="layout" draw:type="curve" svg:x1="17.9cm" svg:y1="11.362cm" svg:x2="19.5cm" svg:y2="12.462cm" draw:start-shape="id11" draw:end-shape="id4" draw:end-glue-point="3" svg:d="M17900 11362c0 734 533 1100 1600 1100" svg:viewBox="0 0 1601 1101">
          <text:p/>
        </draw:connector>
        <draw:custom-shape draw:style-name="gr12" draw:text-style-name="P4" xml:id="id9" draw:id="id9" draw:layer="layout" svg:width="2.2cm" svg:height="0.9cm" svg:x="7.9cm" svg:y="6.1cm">
          <text:p text:style-name="P3">other</text:p>
          <draw:enhanced-geometry svg:viewBox="0 0 21600 21600" draw:type="rectangle" draw:enhanced-path="M 0 0 L 21600 0 21600 21600 0 21600 0 0 Z N"/>
        </draw:custom-shape>
        <draw:custom-shape draw:style-name="gr12" draw:text-style-name="P4" xml:id="id11" draw:id="id11" draw:layer="layout" svg:width="2.2cm" svg:height="0.9cm" svg:x="16.8cm" svg:y="10.462cm">
          <text:p text:style-name="P3">other</text:p>
          <draw:enhanced-geometry svg:viewBox="0 0 21600 21600" draw:type="rectangle" draw:enhanced-path="M 0 0 L 21600 0 21600 21600 0 21600 0 0 Z N"/>
        </draw:custom-shape>
        <draw:custom-shape draw:style-name="gr12" draw:text-style-name="P4" xml:id="id12" draw:id="id12" draw:layer="layout" svg:width="2.2cm" svg:height="0.9cm" svg:x="6.1cm" svg:y="14.962cm">
          <text:p text:style-name="P3">other</text:p>
          <draw:enhanced-geometry svg:viewBox="0 0 21600 21600" draw:type="rectangle" draw:enhanced-path="M 0 0 L 21600 0 21600 21600 0 21600 0 0 Z N"/>
        </draw:custom-shape>
        <draw:connector draw:style-name="gr13" draw:text-style-name="P9" draw:layer="layout" draw:type="curve" svg:x1="5.6cm" svg:y1="13.725cm" svg:x2="7.2cm" svg:y2="14.962cm" draw:start-shape="id7" draw:start-glue-point="1" draw:end-shape="id12" draw:end-glue-point="0" svg:d="M5600 13725c1067 0 1600 412 1600 1237" svg:viewBox="0 0 1601 1238">
          <text:p text:style-name="P3"><text:span text:style-name="T1">other</text:span></text:p>
        </draw:connector>
        <draw:connector draw:style-name="gr14" draw:text-style-name="P2" draw:layer="layout" draw:type="curve" svg:x1="23.4cm" svg:y1="4.2cm" svg:x2="1.7cm" svg:y2="13.725cm" draw:start-shape="id6" draw:start-glue-point="1" draw:end-shape="id7" draw:end-glue-point="3" svg:d="M23400 4200c777 0 518 4763-10850 4763s-11627 4762-10850 4762" svg:viewBox="0 0 22225 952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Square" svg:viewBox="0 0 10 10" svg:d="M0 0h10v10h-10z"/>
    <draw:stroke-dash draw:name="Dashed_20__28_var_29_" draw:display-name="Dashed (var)" draw:style="rect" draw:dots1="1" draw:dots1-length="197%" draw:distance="12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kt_20_ohne_20_Füllung_5f_1" style:display-name="Objekt ohne Füllung_1" style:family="graphic" style:parent-style-name="Standard_5f_1">
      <style:graphic-properties svg:stroke-color="#000000" draw:fill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12T15:17:52.410000000</meta:creation-date>
    <dc:date>2019-07-15T14:51:39.537000000</dc:date>
    <meta:editing-duration>PT15M25S</meta:editing-duration>
    <meta:editing-cycles>4</meta:editing-cycles>
    <meta:generator>LibreOffice/6.2.5.2$Windows_X86_64 LibreOffice_project/1ec314fa52f458adc18c4f025c545a4e8b22c159</meta:generator>
    <meta:document-statistic meta:object-count="29"/>
  </office:meta>
</office:document-meta>
</file>